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paragraph-properties fo:line-height="100%"/>
      <style:text-properties fo:font-size="11pt" officeooo:rsid="00284a3c" officeooo:paragraph-rsid="0054ddd3" style:font-size-asian="9.60000038146973pt" style:font-size-complex="11pt"/>
    </style:style>
    <style:style style:name="P2" style:family="paragraph" style:parent-style-name="Standard">
      <style:paragraph-properties fo:line-height="100%" fo:break-before="page"/>
      <style:text-properties fo:font-size="11pt" fo:font-weight="bold" officeooo:rsid="007ee5cf" officeooo:paragraph-rsid="007ee5cf" style:font-size-asian="9.60000038146973pt" style:font-weight-asian="bold" style:font-size-complex="11pt" style:font-weight-complex="bold"/>
    </style:style>
    <style:style style:name="T1" style:family="text">
      <style:text-properties fo:font-style="normal" style:font-style-asian="normal" style:font-style-complex="normal"/>
    </style:style>
    <style:style style:name="T2" style:family="text">
      <style:text-properties fo:font-style="normal" officeooo:rsid="0077a9f4" style:font-style-asian="normal" style:font-style-complex="normal"/>
    </style:style>
    <style:style style:name="T3" style:family="text">
      <style:text-properties fo:font-style="normal" officeooo:rsid="007f10fd" style:font-style-asian="normal" style:font-style-complex="normal"/>
    </style:style>
    <style:style style:name="T4" style:family="text">
      <style:text-properties fo:font-style="normal" officeooo:rsid="008ce650" style:font-style-asian="normal" style:font-style-complex="normal"/>
    </style:style>
    <style:style style:name="T5" style:family="text">
      <style:text-properties fo:font-style="normal" officeooo:rsid="008dc1d8" style:font-style-asian="normal" style:font-style-complex="normal"/>
    </style:style>
    <style:style style:name="T6" style:family="text">
      <style:text-properties fo:font-style="normal" officeooo:rsid="0093c9f4" style:font-style-asian="normal" style:font-style-complex="normal"/>
    </style:style>
    <style:style style:name="T7" style:family="text">
      <style:text-properties fo:font-style="normal" officeooo:rsid="0098a418" style:font-style-asian="normal" style:font-style-complex="normal"/>
    </style:style>
    <style:style style:name="T8" style:family="text">
      <style:text-properties fo:font-style="normal" officeooo:rsid="00a3af25" style:font-style-asian="normal" style:font-style-complex="normal"/>
    </style:style>
    <style:style style:name="T9" style:family="text">
      <style:text-properties fo:font-style="normal" officeooo:rsid="00b54865" style:font-style-asian="normal" style:font-style-complex="normal"/>
    </style:style>
    <style:style style:name="T10" style:family="text">
      <style:text-properties fo:font-style="normal" officeooo:rsid="00b7b4a4" style:font-style-asian="normal" style:font-style-complex="normal"/>
    </style:style>
    <style:style style:name="T11" style:family="text">
      <style:text-properties fo:font-style="normal" fo:font-weight="normal" style:font-style-asian="normal" style:font-weight-asian="normal" style:font-style-complex="normal" style:font-weight-complex="normal"/>
    </style:style>
    <style:style style:name="T12" style:family="text">
      <style:text-properties fo:font-style="normal" fo:font-weight="normal" officeooo:rsid="002940a4" style:font-style-asian="normal" style:font-weight-asian="normal" style:font-style-complex="normal" style:font-weight-complex="normal"/>
    </style:style>
    <style:style style:name="T13" style:family="text">
      <style:text-properties fo:font-style="normal" fo:font-weight="normal" officeooo:rsid="0029bab5" style:font-style-asian="normal" style:font-weight-asian="normal" style:font-style-complex="normal" style:font-weight-complex="normal"/>
    </style:style>
    <style:style style:name="T14" style:family="text">
      <style:text-properties fo:font-style="normal" fo:font-weight="normal" officeooo:rsid="002a59d7" style:font-style-asian="normal" style:font-weight-asian="normal" style:font-style-complex="normal" style:font-weight-complex="normal"/>
    </style:style>
    <style:style style:name="T15" style:family="text">
      <style:text-properties fo:font-style="normal" fo:font-weight="normal" officeooo:rsid="002ba6b7" style:font-style-asian="normal" style:font-weight-asian="normal" style:font-style-complex="normal" style:font-weight-complex="normal"/>
    </style:style>
    <style:style style:name="T16" style:family="text">
      <style:text-properties fo:font-style="normal" fo:font-weight="normal" officeooo:rsid="002c4c42" style:font-style-asian="normal" style:font-weight-asian="normal" style:font-style-complex="normal" style:font-weight-complex="normal"/>
    </style:style>
    <style:style style:name="T17" style:family="text">
      <style:text-properties fo:font-style="normal" fo:font-weight="normal" officeooo:rsid="002f59ad" style:font-style-asian="normal" style:font-weight-asian="normal" style:font-style-complex="normal" style:font-weight-complex="normal"/>
    </style:style>
    <style:style style:name="T18" style:family="text">
      <style:text-properties fo:font-style="normal" fo:font-weight="normal" officeooo:rsid="00317113" style:font-style-asian="normal" style:font-weight-asian="normal" style:font-style-complex="normal" style:font-weight-complex="normal"/>
    </style:style>
    <style:style style:name="T19" style:family="text">
      <style:text-properties fo:font-style="normal" fo:font-weight="normal" officeooo:rsid="0033ba24" style:font-style-asian="normal" style:font-weight-asian="normal" style:font-style-complex="normal" style:font-weight-complex="normal"/>
    </style:style>
    <style:style style:name="T20" style:family="text">
      <style:text-properties fo:font-style="normal" fo:font-weight="normal" officeooo:rsid="0034df0f" style:font-style-asian="normal" style:font-weight-asian="normal" style:font-style-complex="normal" style:font-weight-complex="normal"/>
    </style:style>
    <style:style style:name="T21" style:family="text">
      <style:text-properties fo:font-style="normal" fo:font-weight="normal" officeooo:rsid="0035229a" style:font-style-asian="normal" style:font-weight-asian="normal" style:font-style-complex="normal" style:font-weight-complex="normal"/>
    </style:style>
    <style:style style:name="T22" style:family="text">
      <style:text-properties fo:font-style="normal" fo:font-weight="normal" officeooo:rsid="0036d1f5" style:font-style-asian="normal" style:font-weight-asian="normal" style:font-style-complex="normal" style:font-weight-complex="normal"/>
    </style:style>
    <style:style style:name="T23" style:family="text">
      <style:text-properties fo:font-style="normal" fo:font-weight="normal" officeooo:rsid="003782b4" style:font-style-asian="normal" style:font-weight-asian="normal" style:font-style-complex="normal" style:font-weight-complex="normal"/>
    </style:style>
    <style:style style:name="T24" style:family="text">
      <style:text-properties fo:font-style="normal" fo:font-weight="normal" officeooo:rsid="00397e80" style:font-style-asian="normal" style:font-weight-asian="normal" style:font-style-complex="normal" style:font-weight-complex="normal"/>
    </style:style>
    <style:style style:name="T25" style:family="text">
      <style:text-properties fo:font-style="normal" fo:font-weight="normal" officeooo:rsid="003ae75d" style:font-style-asian="normal" style:font-weight-asian="normal" style:font-style-complex="normal" style:font-weight-complex="normal"/>
    </style:style>
    <style:style style:name="T26" style:family="text">
      <style:text-properties fo:font-style="normal" fo:font-weight="normal" officeooo:rsid="003bd5ea" style:font-style-asian="normal" style:font-weight-asian="normal" style:font-style-complex="normal" style:font-weight-complex="normal"/>
    </style:style>
    <style:style style:name="T27" style:family="text">
      <style:text-properties fo:font-style="normal" fo:font-weight="normal" officeooo:rsid="003e5339" style:font-style-asian="normal" style:font-weight-asian="normal" style:font-style-complex="normal" style:font-weight-complex="normal"/>
    </style:style>
    <style:style style:name="T28" style:family="text">
      <style:text-properties fo:font-style="normal" fo:font-weight="normal" officeooo:rsid="004235dc" style:font-style-asian="normal" style:font-weight-asian="normal" style:font-style-complex="normal" style:font-weight-complex="normal"/>
    </style:style>
    <style:style style:name="T29" style:family="text">
      <style:text-properties fo:font-style="normal" fo:font-weight="normal" officeooo:rsid="0043f7f0" style:font-style-asian="normal" style:font-weight-asian="normal" style:font-style-complex="normal" style:font-weight-complex="normal"/>
    </style:style>
    <style:style style:name="T30" style:family="text">
      <style:text-properties fo:font-style="normal" fo:font-weight="normal" officeooo:rsid="004487af" style:font-style-asian="normal" style:font-weight-asian="normal" style:font-style-complex="normal" style:font-weight-complex="normal"/>
    </style:style>
    <style:style style:name="T31" style:family="text">
      <style:text-properties fo:font-style="normal" fo:font-weight="normal" officeooo:rsid="0046334a" style:font-style-asian="normal" style:font-weight-asian="normal" style:font-style-complex="normal" style:font-weight-complex="normal"/>
    </style:style>
    <style:style style:name="T32" style:family="text">
      <style:text-properties fo:font-style="normal" fo:font-weight="normal" officeooo:rsid="00463ae9" style:font-style-asian="normal" style:font-weight-asian="normal" style:font-style-complex="normal" style:font-weight-complex="normal"/>
    </style:style>
    <style:style style:name="T33" style:family="text">
      <style:text-properties fo:font-style="normal" fo:font-weight="normal" officeooo:rsid="0047e92f" style:font-style-asian="normal" style:font-weight-asian="normal" style:font-style-complex="normal" style:font-weight-complex="normal"/>
    </style:style>
    <style:style style:name="T34" style:family="text">
      <style:text-properties fo:font-style="normal" fo:font-weight="normal" officeooo:rsid="004985bf" style:font-style-asian="normal" style:font-weight-asian="normal" style:font-style-complex="normal" style:font-weight-complex="normal"/>
    </style:style>
    <style:style style:name="T35" style:family="text">
      <style:text-properties fo:font-style="normal" fo:font-weight="normal" officeooo:rsid="004abe0e" style:font-style-asian="normal" style:font-weight-asian="normal" style:font-style-complex="normal" style:font-weight-complex="normal"/>
    </style:style>
    <style:style style:name="T36" style:family="text">
      <style:text-properties fo:font-style="normal" fo:font-weight="normal" officeooo:rsid="004e0edb" style:font-style-asian="normal" style:font-weight-asian="normal" style:font-style-complex="normal" style:font-weight-complex="normal"/>
    </style:style>
    <style:style style:name="T37" style:family="text">
      <style:text-properties fo:font-style="normal" fo:font-weight="normal" officeooo:rsid="004f471b" style:font-style-asian="normal" style:font-weight-asian="normal" style:font-style-complex="normal" style:font-weight-complex="normal"/>
    </style:style>
    <style:style style:name="T38" style:family="text">
      <style:text-properties fo:font-style="normal" fo:font-weight="normal" officeooo:rsid="0050368a" style:font-style-asian="normal" style:font-weight-asian="normal" style:font-style-complex="normal" style:font-weight-complex="normal"/>
    </style:style>
    <style:style style:name="T39" style:family="text">
      <style:text-properties fo:font-style="normal" fo:font-weight="normal" officeooo:rsid="0050e888" style:font-style-asian="normal" style:font-weight-asian="normal" style:font-style-complex="normal" style:font-weight-complex="normal"/>
    </style:style>
    <style:style style:name="T40" style:family="text">
      <style:text-properties fo:font-style="normal" fo:font-weight="normal" officeooo:rsid="00521879" style:font-style-asian="normal" style:font-weight-asian="normal" style:font-style-complex="normal" style:font-weight-complex="normal"/>
    </style:style>
    <style:style style:name="T41" style:family="text">
      <style:text-properties fo:font-style="normal" fo:font-weight="normal" officeooo:rsid="005327b7" style:font-style-asian="normal" style:font-weight-asian="normal" style:font-style-complex="normal" style:font-weight-complex="normal"/>
    </style:style>
    <style:style style:name="T42" style:family="text">
      <style:text-properties fo:font-style="normal" fo:font-weight="normal" officeooo:rsid="0056acc3" style:font-style-asian="normal" style:font-weight-asian="normal" style:font-style-complex="normal" style:font-weight-complex="normal"/>
    </style:style>
    <style:style style:name="T43" style:family="text">
      <style:text-properties fo:font-style="normal" fo:font-weight="normal" officeooo:rsid="00576d89" style:font-style-asian="normal" style:font-weight-asian="normal" style:font-style-complex="normal" style:font-weight-complex="normal"/>
    </style:style>
    <style:style style:name="T44" style:family="text">
      <style:text-properties fo:font-style="normal" fo:font-weight="normal" officeooo:rsid="00590278" style:font-style-asian="normal" style:font-weight-asian="normal" style:font-style-complex="normal" style:font-weight-complex="normal"/>
    </style:style>
    <style:style style:name="T45" style:family="text">
      <style:text-properties fo:font-style="normal" fo:font-weight="normal" officeooo:rsid="00594f8a" style:font-style-asian="normal" style:font-weight-asian="normal" style:font-style-complex="normal" style:font-weight-complex="normal"/>
    </style:style>
    <style:style style:name="T46" style:family="text">
      <style:text-properties fo:font-style="normal" fo:font-weight="normal" officeooo:rsid="005a70c9" style:font-style-asian="normal" style:font-weight-asian="normal" style:font-style-complex="normal" style:font-weight-complex="normal"/>
    </style:style>
    <style:style style:name="T47" style:family="text">
      <style:text-properties fo:font-style="normal" fo:font-weight="normal" officeooo:rsid="005dc1db" style:font-style-asian="normal" style:font-weight-asian="normal" style:font-style-complex="normal" style:font-weight-complex="normal"/>
    </style:style>
    <style:style style:name="T48" style:family="text">
      <style:text-properties fo:font-style="normal" fo:font-weight="normal" officeooo:rsid="005e1597" style:font-style-asian="normal" style:font-weight-asian="normal" style:font-style-complex="normal" style:font-weight-complex="normal"/>
    </style:style>
    <style:style style:name="T49" style:family="text">
      <style:text-properties fo:font-style="normal" fo:font-weight="normal" officeooo:rsid="005ebbbc" style:font-style-asian="normal" style:font-weight-asian="normal" style:font-style-complex="normal" style:font-weight-complex="normal"/>
    </style:style>
    <style:style style:name="T50" style:family="text">
      <style:text-properties fo:font-style="normal" fo:font-weight="normal" officeooo:rsid="006133dc" style:font-style-asian="normal" style:font-weight-asian="normal" style:font-style-complex="normal" style:font-weight-complex="normal"/>
    </style:style>
    <style:style style:name="T51" style:family="text">
      <style:text-properties fo:font-style="normal" fo:font-weight="normal" officeooo:rsid="0062b0f8" style:font-style-asian="normal" style:font-weight-asian="normal" style:font-style-complex="normal" style:font-weight-complex="normal"/>
    </style:style>
    <style:style style:name="T52" style:family="text">
      <style:text-properties fo:font-style="normal" fo:font-weight="normal" officeooo:rsid="0063f908" style:font-style-asian="normal" style:font-weight-asian="normal" style:font-style-complex="normal" style:font-weight-complex="normal"/>
    </style:style>
    <style:style style:name="T53" style:family="text">
      <style:text-properties fo:font-style="normal" fo:font-weight="normal" officeooo:rsid="0065f06a" style:font-style-asian="normal" style:font-weight-asian="normal" style:font-style-complex="normal" style:font-weight-complex="normal"/>
    </style:style>
    <style:style style:name="T54" style:family="text">
      <style:text-properties fo:font-style="normal" fo:font-weight="normal" officeooo:rsid="0067c096" style:font-style-asian="normal" style:font-weight-asian="normal" style:font-style-complex="normal" style:font-weight-complex="normal"/>
    </style:style>
    <style:style style:name="T55" style:family="text">
      <style:text-properties fo:font-style="normal" fo:font-weight="normal" officeooo:rsid="0068370f" style:font-style-asian="normal" style:font-weight-asian="normal" style:font-style-complex="normal" style:font-weight-complex="normal"/>
    </style:style>
    <style:style style:name="T56" style:family="text">
      <style:text-properties fo:font-style="normal" fo:font-weight="normal" officeooo:rsid="006a3c98" style:font-style-asian="normal" style:font-weight-asian="normal" style:font-style-complex="normal" style:font-weight-complex="normal"/>
    </style:style>
    <style:style style:name="T57" style:family="text">
      <style:text-properties fo:font-style="normal" fo:font-weight="normal" officeooo:rsid="006a97a1" style:font-style-asian="normal" style:font-weight-asian="normal" style:font-style-complex="normal" style:font-weight-complex="normal"/>
    </style:style>
    <style:style style:name="T58" style:family="text">
      <style:text-properties fo:font-style="normal" fo:font-weight="normal" officeooo:rsid="006ac2e2" style:font-style-asian="normal" style:font-weight-asian="normal" style:font-style-complex="normal" style:font-weight-complex="normal"/>
    </style:style>
    <style:style style:name="T59" style:family="text">
      <style:text-properties fo:font-style="normal" fo:font-weight="normal" officeooo:rsid="006c00e5" style:font-style-asian="normal" style:font-weight-asian="normal" style:font-style-complex="normal" style:font-weight-complex="normal"/>
    </style:style>
    <style:style style:name="T60" style:family="text">
      <style:text-properties fo:font-style="normal" fo:font-weight="normal" officeooo:rsid="006df8ba" style:font-style-asian="normal" style:font-weight-asian="normal" style:font-style-complex="normal" style:font-weight-complex="normal"/>
    </style:style>
    <style:style style:name="T61" style:family="text">
      <style:text-properties fo:font-style="normal" fo:font-weight="normal" officeooo:rsid="006e3e58" style:font-style-asian="normal" style:font-weight-asian="normal" style:font-style-complex="normal" style:font-weight-complex="normal"/>
    </style:style>
    <style:style style:name="T62" style:family="text">
      <style:text-properties fo:font-style="normal" fo:font-weight="normal" officeooo:rsid="0070e005" style:font-style-asian="normal" style:font-weight-asian="normal" style:font-style-complex="normal" style:font-weight-complex="normal"/>
    </style:style>
    <style:style style:name="T63" style:family="text">
      <style:text-properties fo:font-style="normal" fo:font-weight="normal" officeooo:rsid="007124dc" style:font-style-asian="normal" style:font-weight-asian="normal" style:font-style-complex="normal" style:font-weight-complex="normal"/>
    </style:style>
    <style:style style:name="T64" style:family="text">
      <style:text-properties fo:font-style="normal" fo:font-weight="normal" officeooo:rsid="0071b798" style:font-style-asian="normal" style:font-weight-asian="normal" style:font-style-complex="normal" style:font-weight-complex="normal"/>
    </style:style>
    <style:style style:name="T65" style:family="text">
      <style:text-properties fo:font-style="normal" fo:font-weight="normal" officeooo:rsid="0072877a" style:font-style-asian="normal" style:font-weight-asian="normal" style:font-style-complex="normal" style:font-weight-complex="normal"/>
    </style:style>
    <style:style style:name="T66" style:family="text">
      <style:text-properties fo:font-style="normal" fo:font-weight="normal" officeooo:rsid="00734d60" style:font-style-asian="normal" style:font-weight-asian="normal" style:font-style-complex="normal" style:font-weight-complex="normal"/>
    </style:style>
    <style:style style:name="T67" style:family="text">
      <style:text-properties fo:font-style="normal" fo:font-weight="normal" officeooo:rsid="0074781b" style:font-style-asian="normal" style:font-weight-asian="normal" style:font-style-complex="normal" style:font-weight-complex="normal"/>
    </style:style>
    <style:style style:name="T68" style:family="text">
      <style:text-properties fo:font-style="normal" fo:font-weight="normal" officeooo:rsid="0075ad92" style:font-style-asian="normal" style:font-weight-asian="normal" style:font-style-complex="normal" style:font-weight-complex="normal"/>
    </style:style>
    <style:style style:name="T69" style:family="text">
      <style:text-properties fo:font-style="normal" fo:font-weight="normal" officeooo:rsid="0077a9f4" style:font-style-asian="normal" style:font-weight-asian="normal" style:font-style-complex="normal" style:font-weight-complex="normal"/>
    </style:style>
    <style:style style:name="T70" style:family="text">
      <style:text-properties fo:font-style="normal" fo:font-weight="normal" officeooo:rsid="0077ebf4" style:font-style-asian="normal" style:font-weight-asian="normal" style:font-style-complex="normal" style:font-weight-complex="normal"/>
    </style:style>
    <style:style style:name="T71" style:family="text">
      <style:text-properties fo:font-style="normal" fo:font-weight="normal" officeooo:rsid="00788f3c" style:font-style-asian="normal" style:font-weight-asian="normal" style:font-style-complex="normal" style:font-weight-complex="normal"/>
    </style:style>
    <style:style style:name="T72" style:family="text">
      <style:text-properties fo:font-style="normal" fo:font-weight="normal" officeooo:rsid="003fa64d" style:font-style-asian="normal" style:font-weight-asian="normal" style:font-style-complex="normal" style:font-weight-complex="normal"/>
    </style:style>
    <style:style style:name="T73" style:family="text">
      <style:text-properties fo:font-style="normal" fo:font-weight="normal" officeooo:rsid="00796088" style:font-style-asian="normal" style:font-weight-asian="normal" style:font-style-complex="normal" style:font-weight-complex="normal"/>
    </style:style>
    <style:style style:name="T74" style:family="text">
      <style:text-properties fo:font-style="normal" fo:font-weight="normal" officeooo:rsid="00797577" style:font-style-asian="normal" style:font-weight-asian="normal" style:font-style-complex="normal" style:font-weight-complex="normal"/>
    </style:style>
    <style:style style:name="T75" style:family="text">
      <style:text-properties fo:font-style="normal" fo:font-weight="normal" officeooo:rsid="007c6d0a" style:font-style-asian="normal" style:font-weight-asian="normal" style:font-style-complex="normal" style:font-weight-complex="normal"/>
    </style:style>
    <style:style style:name="T76" style:family="text">
      <style:text-properties fo:font-style="normal" fo:font-weight="normal" officeooo:rsid="00814aac" style:font-style-asian="normal" style:font-weight-asian="normal" style:font-style-complex="normal" style:font-weight-complex="normal"/>
    </style:style>
    <style:style style:name="T77" style:family="text">
      <style:text-properties fo:font-style="normal" fo:font-weight="normal" officeooo:rsid="0082128c" style:font-style-asian="normal" style:font-weight-asian="normal" style:font-style-complex="normal" style:font-weight-complex="normal"/>
    </style:style>
    <style:style style:name="T78" style:family="text">
      <style:text-properties fo:font-style="normal" fo:font-weight="normal" officeooo:rsid="008274eb" style:font-style-asian="normal" style:font-weight-asian="normal" style:font-style-complex="normal" style:font-weight-complex="normal"/>
    </style:style>
    <style:style style:name="T79" style:family="text">
      <style:text-properties fo:font-style="normal" fo:font-weight="normal" officeooo:rsid="00829f39" style:font-style-asian="normal" style:font-weight-asian="normal" style:font-style-complex="normal" style:font-weight-complex="normal"/>
    </style:style>
    <style:style style:name="T80" style:family="text">
      <style:text-properties fo:font-style="normal" fo:font-weight="normal" officeooo:rsid="0083fced" style:font-style-asian="normal" style:font-weight-asian="normal" style:font-style-complex="normal" style:font-weight-complex="normal"/>
    </style:style>
    <style:style style:name="T81" style:family="text">
      <style:text-properties fo:font-style="normal" fo:font-weight="normal" officeooo:rsid="00853e11" style:font-style-asian="normal" style:font-weight-asian="normal" style:font-style-complex="normal" style:font-weight-complex="normal"/>
    </style:style>
    <style:style style:name="T82" style:family="text">
      <style:text-properties fo:font-style="normal" fo:font-weight="normal" officeooo:rsid="00870d6f" style:font-style-asian="normal" style:font-weight-asian="normal" style:font-style-complex="normal" style:font-weight-complex="normal"/>
    </style:style>
    <style:style style:name="T83" style:family="text">
      <style:text-properties fo:font-style="normal" fo:font-weight="normal" officeooo:rsid="0088e3e6" style:font-style-asian="normal" style:font-weight-asian="normal" style:font-style-complex="normal" style:font-weight-complex="normal"/>
    </style:style>
    <style:style style:name="T84" style:family="text">
      <style:text-properties fo:font-style="normal" fo:font-weight="normal" officeooo:rsid="0088fb90" style:font-style-asian="normal" style:font-weight-asian="normal" style:font-style-complex="normal" style:font-weight-complex="normal"/>
    </style:style>
    <style:style style:name="T85" style:family="text">
      <style:text-properties fo:font-style="normal" fo:font-weight="normal" officeooo:rsid="008ad088" style:font-style-asian="normal" style:font-weight-asian="normal" style:font-style-complex="normal" style:font-weight-complex="normal"/>
    </style:style>
    <style:style style:name="T86" style:family="text">
      <style:text-properties fo:font-style="normal" fo:font-weight="normal" officeooo:rsid="008b58f1" style:font-style-asian="normal" style:font-weight-asian="normal" style:font-style-complex="normal" style:font-weight-complex="normal"/>
    </style:style>
    <style:style style:name="T87" style:family="text">
      <style:text-properties fo:font-style="normal" fo:font-weight="normal" officeooo:rsid="008ce650" style:font-style-asian="normal" style:font-weight-asian="normal" style:font-style-complex="normal" style:font-weight-complex="normal"/>
    </style:style>
    <style:style style:name="T88" style:family="text">
      <style:text-properties fo:font-style="normal" fo:font-weight="normal" officeooo:rsid="008d66cd" style:font-style-asian="normal" style:font-weight-asian="normal" style:font-style-complex="normal" style:font-weight-complex="normal"/>
    </style:style>
    <style:style style:name="T89" style:family="text">
      <style:text-properties fo:font-style="normal" fo:font-weight="normal" officeooo:rsid="008e0d47" style:font-style-asian="normal" style:font-weight-asian="normal" style:font-style-complex="normal" style:font-weight-complex="normal"/>
    </style:style>
    <style:style style:name="T90" style:family="text">
      <style:text-properties fo:font-style="normal" fo:font-weight="normal" officeooo:rsid="008ef0fe" style:font-style-asian="normal" style:font-weight-asian="normal" style:font-style-complex="normal" style:font-weight-complex="normal"/>
    </style:style>
    <style:style style:name="T91" style:family="text">
      <style:text-properties fo:font-style="normal" fo:font-weight="normal" officeooo:rsid="0090bbf4" style:font-style-asian="normal" style:font-weight-asian="normal" style:font-style-complex="normal" style:font-weight-complex="normal"/>
    </style:style>
    <style:style style:name="T92" style:family="text">
      <style:text-properties fo:font-style="normal" fo:font-weight="normal" officeooo:rsid="00917e9c" style:font-style-asian="normal" style:font-weight-asian="normal" style:font-style-complex="normal" style:font-weight-complex="normal"/>
    </style:style>
    <style:style style:name="T93" style:family="text">
      <style:text-properties fo:font-style="normal" fo:font-weight="normal" officeooo:rsid="009313fb" style:font-style-asian="normal" style:font-weight-asian="normal" style:font-style-complex="normal" style:font-weight-complex="normal"/>
    </style:style>
    <style:style style:name="T94" style:family="text">
      <style:text-properties fo:font-style="normal" fo:font-weight="normal" officeooo:rsid="0093c9f4" style:font-style-asian="normal" style:font-weight-asian="normal" style:font-style-complex="normal" style:font-weight-complex="normal"/>
    </style:style>
    <style:style style:name="T95" style:family="text">
      <style:text-properties fo:font-style="normal" fo:font-weight="normal" officeooo:rsid="00955282" style:font-style-asian="normal" style:font-weight-asian="normal" style:font-style-complex="normal" style:font-weight-complex="normal"/>
    </style:style>
    <style:style style:name="T96" style:family="text">
      <style:text-properties fo:font-style="normal" fo:font-weight="normal" officeooo:rsid="0098a418" style:font-style-asian="normal" style:font-weight-asian="normal" style:font-style-complex="normal" style:font-weight-complex="normal"/>
    </style:style>
    <style:style style:name="T97" style:family="text">
      <style:text-properties fo:font-style="normal" fo:font-weight="normal" officeooo:rsid="0099492d" style:font-style-asian="normal" style:font-weight-asian="normal" style:font-style-complex="normal" style:font-weight-complex="normal"/>
    </style:style>
    <style:style style:name="T98" style:family="text">
      <style:text-properties fo:font-style="normal" fo:font-weight="normal" officeooo:rsid="009a1dc2" style:font-style-asian="normal" style:font-weight-asian="normal" style:font-style-complex="normal" style:font-weight-complex="normal"/>
    </style:style>
    <style:style style:name="T99" style:family="text">
      <style:text-properties fo:font-style="normal" fo:font-weight="normal" officeooo:rsid="009ac036" style:font-style-asian="normal" style:font-weight-asian="normal" style:font-style-complex="normal" style:font-weight-complex="normal"/>
    </style:style>
    <style:style style:name="T100" style:family="text">
      <style:text-properties fo:font-style="normal" fo:font-weight="normal" officeooo:rsid="009acae9" style:font-style-asian="normal" style:font-weight-asian="normal" style:font-style-complex="normal" style:font-weight-complex="normal"/>
    </style:style>
    <style:style style:name="T101" style:family="text">
      <style:text-properties fo:font-style="normal" fo:font-weight="normal" officeooo:rsid="009c74c9" style:font-style-asian="normal" style:font-weight-asian="normal" style:font-style-complex="normal" style:font-weight-complex="normal"/>
    </style:style>
    <style:style style:name="T102" style:family="text">
      <style:text-properties fo:font-style="normal" fo:font-weight="normal" officeooo:rsid="009cd571" style:font-style-asian="normal" style:font-weight-asian="normal" style:font-style-complex="normal" style:font-weight-complex="normal"/>
    </style:style>
    <style:style style:name="T103" style:family="text">
      <style:text-properties fo:font-style="normal" fo:font-weight="normal" officeooo:rsid="009d546e" style:font-style-asian="normal" style:font-weight-asian="normal" style:font-style-complex="normal" style:font-weight-complex="normal"/>
    </style:style>
    <style:style style:name="T104" style:family="text">
      <style:text-properties fo:font-style="normal" fo:font-weight="normal" officeooo:rsid="009d6c60" style:font-style-asian="normal" style:font-weight-asian="normal" style:font-style-complex="normal" style:font-weight-complex="normal"/>
    </style:style>
    <style:style style:name="T105" style:family="text">
      <style:text-properties fo:font-style="normal" fo:font-weight="normal" officeooo:rsid="009e390a" style:font-style-asian="normal" style:font-weight-asian="normal" style:font-style-complex="normal" style:font-weight-complex="normal"/>
    </style:style>
    <style:style style:name="T106" style:family="text">
      <style:text-properties fo:font-style="normal" fo:font-weight="normal" officeooo:rsid="009fc619" style:font-style-asian="normal" style:font-weight-asian="normal" style:font-style-complex="normal" style:font-weight-complex="normal"/>
    </style:style>
    <style:style style:name="T107" style:family="text">
      <style:text-properties fo:font-style="normal" fo:font-weight="normal" officeooo:rsid="00a1d587" style:font-style-asian="normal" style:font-weight-asian="normal" style:font-style-complex="normal" style:font-weight-complex="normal"/>
    </style:style>
    <style:style style:name="T108" style:family="text">
      <style:text-properties fo:font-style="normal" fo:font-weight="normal" officeooo:rsid="00a22f8d" style:font-style-asian="normal" style:font-weight-asian="normal" style:font-style-complex="normal" style:font-weight-complex="normal"/>
    </style:style>
    <style:style style:name="T109" style:family="text">
      <style:text-properties fo:font-style="normal" fo:font-weight="normal" officeooo:rsid="00a3af25" style:font-style-asian="normal" style:font-weight-asian="normal" style:font-style-complex="normal" style:font-weight-complex="normal"/>
    </style:style>
    <style:style style:name="T110" style:family="text">
      <style:text-properties fo:font-style="normal" fo:font-weight="normal" officeooo:rsid="00a5111a" style:font-style-asian="normal" style:font-weight-asian="normal" style:font-style-complex="normal" style:font-weight-complex="normal"/>
    </style:style>
    <style:style style:name="T111" style:family="text">
      <style:text-properties fo:font-style="normal" fo:font-weight="normal" officeooo:rsid="00a57d47" style:font-style-asian="normal" style:font-weight-asian="normal" style:font-style-complex="normal" style:font-weight-complex="normal"/>
    </style:style>
    <style:style style:name="T112" style:family="text">
      <style:text-properties fo:font-style="normal" fo:font-weight="normal" officeooo:rsid="00a61abd" style:font-style-asian="normal" style:font-weight-asian="normal" style:font-style-complex="normal" style:font-weight-complex="normal"/>
    </style:style>
    <style:style style:name="T113" style:family="text">
      <style:text-properties fo:font-style="normal" fo:font-weight="normal" officeooo:rsid="00a69109" style:font-style-asian="normal" style:font-weight-asian="normal" style:font-style-complex="normal" style:font-weight-complex="normal"/>
    </style:style>
    <style:style style:name="T114" style:family="text">
      <style:text-properties fo:font-style="normal" fo:font-weight="normal" officeooo:rsid="00a709f8" style:font-style-asian="normal" style:font-weight-asian="normal" style:font-style-complex="normal" style:font-weight-complex="normal"/>
    </style:style>
    <style:style style:name="T115" style:family="text">
      <style:text-properties fo:font-style="normal" fo:font-weight="normal" officeooo:rsid="00a74ab6" style:font-style-asian="normal" style:font-weight-asian="normal" style:font-style-complex="normal" style:font-weight-complex="normal"/>
    </style:style>
    <style:style style:name="T116" style:family="text">
      <style:text-properties fo:font-style="normal" fo:font-weight="normal" officeooo:rsid="00a97428" style:font-style-asian="normal" style:font-weight-asian="normal" style:font-style-complex="normal" style:font-weight-complex="normal"/>
    </style:style>
    <style:style style:name="T117" style:family="text">
      <style:text-properties fo:font-style="normal" fo:font-weight="normal" officeooo:rsid="00aa03c3" style:font-style-asian="normal" style:font-weight-asian="normal" style:font-style-complex="normal" style:font-weight-complex="normal"/>
    </style:style>
    <style:style style:name="T118" style:family="text">
      <style:text-properties fo:font-style="normal" fo:font-weight="normal" officeooo:rsid="00ac00db" style:font-style-asian="normal" style:font-weight-asian="normal" style:font-style-complex="normal" style:font-weight-complex="normal"/>
    </style:style>
    <style:style style:name="T119" style:family="text">
      <style:text-properties fo:font-style="normal" fo:font-weight="normal" officeooo:rsid="00adb07d" style:font-style-asian="normal" style:font-weight-asian="normal" style:font-style-complex="normal" style:font-weight-complex="normal"/>
    </style:style>
    <style:style style:name="T120" style:family="text">
      <style:text-properties fo:font-style="normal" fo:font-weight="normal" officeooo:rsid="00b067bf" style:font-style-asian="normal" style:font-weight-asian="normal" style:font-style-complex="normal" style:font-weight-complex="normal"/>
    </style:style>
    <style:style style:name="T121" style:family="text">
      <style:text-properties fo:font-style="normal" fo:font-weight="normal" officeooo:rsid="00b25cef" style:font-style-asian="normal" style:font-weight-asian="normal" style:font-style-complex="normal" style:font-weight-complex="normal"/>
    </style:style>
    <style:style style:name="T122" style:family="text">
      <style:text-properties fo:font-style="normal" fo:font-weight="normal" officeooo:rsid="00b54865" style:font-style-asian="normal" style:font-weight-asian="normal" style:font-style-complex="normal" style:font-weight-complex="normal"/>
    </style:style>
    <style:style style:name="T123" style:family="text">
      <style:text-properties fo:font-style="normal" fo:font-weight="normal" officeooo:rsid="00b61026" style:font-style-asian="normal" style:font-weight-asian="normal" style:font-style-complex="normal" style:font-weight-complex="normal"/>
    </style:style>
    <style:style style:name="T124" style:family="text">
      <style:text-properties fo:font-style="normal" fo:font-weight="normal" officeooo:rsid="00b7b4a4" style:font-style-asian="normal" style:font-weight-asian="normal" style:font-style-complex="normal" style:font-weight-complex="normal"/>
    </style:style>
    <style:style style:name="T125" style:family="text">
      <style:text-properties fo:font-style="normal" fo:font-weight="bold" style:font-style-asian="normal" style:font-weight-asian="bold" style:font-style-complex="normal" style:font-weight-complex="bold"/>
    </style:style>
    <style:style style:name="T126" style:family="text">
      <style:text-properties fo:font-style="normal" fo:font-weight="bold" officeooo:rsid="002f59ad" style:font-style-asian="normal" style:font-weight-asian="bold" style:font-style-complex="normal" style:font-weight-complex="bold"/>
    </style:style>
    <style:style style:name="T127" style:family="text">
      <style:text-properties fo:font-style="normal" fo:font-weight="bold" officeooo:rsid="00317113" style:font-style-asian="normal" style:font-weight-asian="bold" style:font-style-complex="normal" style:font-weight-complex="bold"/>
    </style:style>
    <style:style style:name="T128" style:family="text">
      <style:text-properties fo:font-style="normal" fo:font-weight="bold" officeooo:rsid="00323145" style:font-style-asian="normal" style:font-weight-asian="bold" style:font-style-complex="normal" style:font-weight-complex="bold"/>
    </style:style>
    <style:style style:name="T129" style:family="text">
      <style:text-properties fo:font-style="normal" fo:font-weight="bold" officeooo:rsid="0035229a" style:font-style-asian="normal" style:font-weight-asian="bold" style:font-style-complex="normal" style:font-weight-complex="bold"/>
    </style:style>
    <style:style style:name="T130" style:family="text">
      <style:text-properties fo:font-style="normal" fo:font-weight="bold" officeooo:rsid="003782b4" style:font-style-asian="normal" style:font-weight-asian="bold" style:font-style-complex="normal" style:font-weight-complex="bold"/>
    </style:style>
    <style:style style:name="T131" style:family="text">
      <style:text-properties fo:font-style="normal" fo:font-weight="bold" officeooo:rsid="00397e80" style:font-style-asian="normal" style:font-weight-asian="bold" style:font-style-complex="normal" style:font-weight-complex="bold"/>
    </style:style>
    <style:style style:name="T132" style:family="text">
      <style:text-properties fo:font-style="normal" fo:font-weight="bold" officeooo:rsid="003bd5ea" style:font-style-asian="normal" style:font-weight-asian="bold" style:font-style-complex="normal" style:font-weight-complex="bold"/>
    </style:style>
    <style:style style:name="T133" style:family="text">
      <style:text-properties fo:font-style="normal" fo:font-weight="bold" officeooo:rsid="005fd1f9" style:font-style-asian="normal" style:font-weight-asian="bold" style:font-style-complex="normal" style:font-weight-complex="bold"/>
    </style:style>
    <style:style style:name="T134" style:family="text">
      <style:text-properties fo:font-style="normal" fo:font-weight="bold" officeooo:rsid="003e5339" style:font-style-asian="normal" style:font-weight-asian="bold" style:font-style-complex="normal" style:font-weight-complex="bold"/>
    </style:style>
    <style:style style:name="T135" style:family="text">
      <style:text-properties fo:font-style="normal" fo:font-weight="bold" officeooo:rsid="00788f3c" style:font-style-asian="normal" style:font-weight-asian="bold" style:font-style-complex="normal" style:font-weight-complex="bold"/>
    </style:style>
    <style:style style:name="T136" style:family="text">
      <style:text-properties fo:font-style="normal" fo:font-weight="bold" officeooo:rsid="003fa64d" style:font-style-asian="normal" style:font-weight-asian="bold" style:font-style-complex="normal" style:font-weight-complex="bold"/>
    </style:style>
    <style:style style:name="T137" style:family="text">
      <style:text-properties fo:font-style="normal" fo:font-weight="bold" officeooo:rsid="006a3c98" style:font-style-asian="normal" style:font-weight-asian="bold" style:font-style-complex="normal" style:font-weight-complex="bold"/>
    </style:style>
    <style:style style:name="T138" style:family="text">
      <style:text-properties fo:font-style="normal" fo:font-weight="bold" officeooo:rsid="004235dc" style:font-style-asian="normal" style:font-weight-asian="bold" style:font-style-complex="normal" style:font-weight-complex="bold"/>
    </style:style>
    <style:style style:name="T139" style:family="text">
      <style:text-properties fo:font-style="normal" fo:font-weight="bold" officeooo:rsid="0062b0f8" style:font-style-asian="normal" style:font-weight-asian="bold" style:font-style-complex="normal" style:font-weight-complex="bold"/>
    </style:style>
    <style:style style:name="T140" style:family="text">
      <style:text-properties fo:font-style="normal" fo:font-weight="bold" officeooo:rsid="0046334a" style:font-style-asian="normal" style:font-weight-asian="bold" style:font-style-complex="normal" style:font-weight-complex="bold"/>
    </style:style>
    <style:style style:name="T141" style:family="text">
      <style:text-properties fo:font-style="normal" fo:font-weight="bold" officeooo:rsid="0047e92f" style:font-style-asian="normal" style:font-weight-asian="bold" style:font-style-complex="normal" style:font-weight-complex="bold"/>
    </style:style>
    <style:style style:name="T142" style:family="text">
      <style:text-properties fo:font-style="normal" fo:font-weight="bold" officeooo:rsid="004985bf" style:font-style-asian="normal" style:font-weight-asian="bold" style:font-style-complex="normal" style:font-weight-complex="bold"/>
    </style:style>
    <style:style style:name="T143" style:family="text">
      <style:text-properties fo:font-style="normal" fo:font-weight="bold" officeooo:rsid="004f471b" style:font-style-asian="normal" style:font-weight-asian="bold" style:font-style-complex="normal" style:font-weight-complex="bold"/>
    </style:style>
    <style:style style:name="T144" style:family="text">
      <style:text-properties fo:font-style="normal" fo:font-weight="bold" officeooo:rsid="005327b7" style:font-style-asian="normal" style:font-weight-asian="bold" style:font-style-complex="normal" style:font-weight-complex="bold"/>
    </style:style>
    <style:style style:name="T145" style:family="text">
      <style:text-properties fo:font-style="normal" fo:font-weight="bold" officeooo:rsid="006ac2e2" style:font-style-asian="normal" style:font-weight-asian="bold" style:font-style-complex="normal" style:font-weight-complex="bold"/>
    </style:style>
    <style:style style:name="T146" style:family="text">
      <style:text-properties fo:font-style="normal" fo:font-weight="bold" officeooo:rsid="0056acc3" style:font-style-asian="normal" style:font-weight-asian="bold" style:font-style-complex="normal" style:font-weight-complex="bold"/>
    </style:style>
    <style:style style:name="T147" style:family="text">
      <style:text-properties fo:font-style="normal" fo:font-weight="bold" officeooo:rsid="0063f908" style:font-style-asian="normal" style:font-weight-asian="bold" style:font-style-complex="normal" style:font-weight-complex="bold"/>
    </style:style>
    <style:style style:name="T148" style:family="text">
      <style:text-properties fo:font-style="italic" fo:font-weight="normal" style:font-style-asian="italic" style:font-weight-asian="normal" style:font-style-complex="italic" style:font-weight-complex="normal"/>
    </style:style>
    <style:style style:name="T149" style:family="text">
      <style:text-properties fo:font-style="italic" fo:font-weight="normal" officeooo:rsid="002940a4" style:font-style-asian="italic" style:font-weight-asian="normal" style:font-style-complex="italic" style:font-weight-complex="normal"/>
    </style:style>
    <style:style style:name="T150" style:family="text">
      <style:text-properties fo:font-style="italic" fo:font-weight="normal" officeooo:rsid="0029bab5" style:font-style-asian="italic" style:font-weight-asian="normal" style:font-style-complex="italic" style:font-weight-complex="normal"/>
    </style:style>
    <style:style style:name="T151" style:family="text">
      <style:text-properties fo:font-style="italic" fo:font-weight="normal" officeooo:rsid="002a59d7" style:font-style-asian="italic" style:font-weight-asian="normal" style:font-style-complex="italic" style:font-weight-complex="normal"/>
    </style:style>
    <style:style style:name="T152" style:family="text">
      <style:text-properties fo:font-style="italic" fo:font-weight="normal" officeooo:rsid="0036d1f5" style:font-style-asian="italic" style:font-weight-asian="normal" style:font-style-complex="italic" style:font-weight-complex="normal"/>
    </style:style>
    <style:style style:name="T153" style:family="text">
      <style:text-properties fo:font-style="italic" fo:font-weight="normal" officeooo:rsid="0033ba24" style:font-style-asian="italic" style:font-weight-asian="normal" style:font-style-complex="italic" style:font-weight-complex="normal"/>
    </style:style>
    <style:style style:name="T154" style:family="text">
      <style:text-properties fo:font-style="italic" fo:font-weight="normal" officeooo:rsid="003bd5ea" style:font-style-asian="italic" style:font-weight-asian="normal" style:font-style-complex="italic" style:font-weight-complex="normal"/>
    </style:style>
    <style:style style:name="T155" style:family="text">
      <style:text-properties fo:font-style="italic" fo:font-weight="normal" officeooo:rsid="004487af" style:font-style-asian="italic" style:font-weight-asian="normal" style:font-style-complex="italic" style:font-weight-complex="normal"/>
    </style:style>
    <style:style style:name="T156" style:family="text">
      <style:text-properties fo:font-style="italic" fo:font-weight="normal" officeooo:rsid="0046334a" style:font-style-asian="italic" style:font-weight-asian="normal" style:font-style-complex="italic" style:font-weight-complex="normal"/>
    </style:style>
    <style:style style:name="T157" style:family="text">
      <style:text-properties fo:font-style="italic" fo:font-weight="normal" officeooo:rsid="00463ae9" style:font-style-asian="italic" style:font-weight-asian="normal" style:font-style-complex="italic" style:font-weight-complex="normal"/>
    </style:style>
    <style:style style:name="T158" style:family="text">
      <style:text-properties fo:font-style="italic" fo:font-weight="normal" officeooo:rsid="004abe0e" style:font-style-asian="italic" style:font-weight-asian="normal" style:font-style-complex="italic" style:font-weight-complex="normal"/>
    </style:style>
    <style:style style:name="T159" style:family="text">
      <style:text-properties fo:font-style="italic" fo:font-weight="normal" officeooo:rsid="004f471b" style:font-style-asian="italic" style:font-weight-asian="normal" style:font-style-complex="italic" style:font-weight-complex="normal"/>
    </style:style>
    <style:style style:name="T160" style:family="text">
      <style:text-properties fo:font-style="italic" fo:font-weight="normal" officeooo:rsid="0050e888" style:font-style-asian="italic" style:font-weight-asian="normal" style:font-style-complex="italic" style:font-weight-complex="normal"/>
    </style:style>
    <style:style style:name="T161" style:family="text">
      <style:text-properties fo:font-style="italic" fo:font-weight="normal" officeooo:rsid="00594f8a" style:font-style-asian="italic" style:font-weight-asian="normal" style:font-style-complex="italic" style:font-weight-complex="normal"/>
    </style:style>
    <style:style style:name="T162" style:family="text">
      <style:text-properties fo:font-style="italic" fo:font-weight="normal" officeooo:rsid="005f4731" style:font-style-asian="italic" style:font-weight-asian="normal" style:font-style-complex="italic" style:font-weight-complex="normal"/>
    </style:style>
    <style:style style:name="T163" style:family="text">
      <style:text-properties fo:font-style="italic" fo:font-weight="normal" officeooo:rsid="0056acc3" style:font-style-asian="italic" style:font-weight-asian="normal" style:font-style-complex="italic" style:font-weight-complex="normal"/>
    </style:style>
    <style:style style:name="T164" style:family="text">
      <style:text-properties fo:font-style="italic" fo:font-weight="normal" officeooo:rsid="006c00e5" style:font-style-asian="italic" style:font-weight-asian="normal" style:font-style-complex="italic" style:font-weight-complex="normal"/>
    </style:style>
    <style:style style:name="T165" style:family="text">
      <style:text-properties fo:font-style="italic" fo:font-weight="normal" officeooo:rsid="00796088" style:font-style-asian="italic" style:font-weight-asian="normal" style:font-style-complex="italic" style:font-weight-complex="normal"/>
    </style:style>
    <style:style style:name="T166" style:family="text">
      <style:text-properties fo:font-style="italic" fo:font-weight="normal" officeooo:rsid="007a717f" style:font-style-asian="italic" style:font-weight-asian="normal" style:font-style-complex="italic" style:font-weight-complex="normal"/>
    </style:style>
    <style:style style:name="T167" style:family="text">
      <style:text-properties fo:font-style="italic" fo:font-weight="normal" officeooo:rsid="0082128c" style:font-style-asian="italic" style:font-weight-asian="normal" style:font-style-complex="italic" style:font-weight-complex="normal"/>
    </style:style>
    <style:style style:name="T168" style:family="text">
      <style:text-properties fo:font-style="italic" fo:font-weight="normal" officeooo:rsid="0083fced" style:font-style-asian="italic" style:font-weight-asian="normal" style:font-style-complex="italic" style:font-weight-complex="normal"/>
    </style:style>
    <style:style style:name="T169" style:family="text">
      <style:text-properties fo:font-style="italic" fo:font-weight="normal" officeooo:rsid="0088e3e6" style:font-style-asian="italic" style:font-weight-asian="normal" style:font-style-complex="italic" style:font-weight-complex="normal"/>
    </style:style>
    <style:style style:name="T170" style:family="text">
      <style:text-properties fo:font-style="italic" fo:font-weight="normal" officeooo:rsid="0088fb90" style:font-style-asian="italic" style:font-weight-asian="normal" style:font-style-complex="italic" style:font-weight-complex="normal"/>
    </style:style>
    <style:style style:name="T171" style:family="text">
      <style:text-properties fo:font-style="italic" fo:font-weight="normal" officeooo:rsid="008b58f1" style:font-style-asian="italic" style:font-weight-asian="normal" style:font-style-complex="italic" style:font-weight-complex="normal"/>
    </style:style>
    <style:style style:name="T172" style:family="text">
      <style:text-properties fo:font-style="italic" fo:font-weight="normal" officeooo:rsid="008d1095" style:font-style-asian="italic" style:font-weight-asian="normal" style:font-style-complex="italic" style:font-weight-complex="normal"/>
    </style:style>
    <style:style style:name="T173" style:family="text">
      <style:text-properties fo:font-style="italic" fo:font-weight="normal" officeooo:rsid="008d66cd" style:font-style-asian="italic" style:font-weight-asian="normal" style:font-style-complex="italic" style:font-weight-complex="normal"/>
    </style:style>
    <style:style style:name="T174" style:family="text">
      <style:text-properties fo:font-style="italic" fo:font-weight="normal" officeooo:rsid="008ef0fe" style:font-style-asian="italic" style:font-weight-asian="normal" style:font-style-complex="italic" style:font-weight-complex="normal"/>
    </style:style>
    <style:style style:name="T175" style:family="text">
      <style:text-properties fo:font-style="italic" fo:font-weight="normal" officeooo:rsid="0090bbf4" style:font-style-asian="italic" style:font-weight-asian="normal" style:font-style-complex="italic" style:font-weight-complex="normal"/>
    </style:style>
    <style:style style:name="T176" style:family="text">
      <style:text-properties fo:font-style="italic" fo:font-weight="normal" officeooo:rsid="00917e9c" style:font-style-asian="italic" style:font-weight-asian="normal" style:font-style-complex="italic" style:font-weight-complex="normal"/>
    </style:style>
    <style:style style:name="T177" style:family="text">
      <style:text-properties fo:font-style="italic" fo:font-weight="normal" officeooo:rsid="009313fb" style:font-style-asian="italic" style:font-weight-asian="normal" style:font-style-complex="italic" style:font-weight-complex="normal"/>
    </style:style>
    <style:style style:name="T178" style:family="text">
      <style:text-properties fo:font-style="italic" fo:font-weight="normal" officeooo:rsid="0093c9f4" style:font-style-asian="italic" style:font-weight-asian="normal" style:font-style-complex="italic" style:font-weight-complex="normal"/>
    </style:style>
    <style:style style:name="T179" style:family="text">
      <style:text-properties fo:font-style="italic" fo:font-weight="normal" officeooo:rsid="0096e3c1" style:font-style-asian="italic" style:font-weight-asian="normal" style:font-style-complex="italic" style:font-weight-complex="normal"/>
    </style:style>
    <style:style style:name="T180" style:family="text">
      <style:text-properties fo:font-style="italic" fo:font-weight="normal" officeooo:rsid="0098a418" style:font-style-asian="italic" style:font-weight-asian="normal" style:font-style-complex="italic" style:font-weight-complex="normal"/>
    </style:style>
    <style:style style:name="T181" style:family="text">
      <style:text-properties fo:font-style="italic" fo:font-weight="normal" officeooo:rsid="0098aee7" style:font-style-asian="italic" style:font-weight-asian="normal" style:font-style-complex="italic" style:font-weight-complex="normal"/>
    </style:style>
    <style:style style:name="T182" style:family="text">
      <style:text-properties fo:font-style="italic" fo:font-weight="normal" officeooo:rsid="009cd571" style:font-style-asian="italic" style:font-weight-asian="normal" style:font-style-complex="italic" style:font-weight-complex="normal"/>
    </style:style>
    <style:style style:name="T183" style:family="text">
      <style:text-properties fo:font-style="italic" fo:font-weight="normal" officeooo:rsid="009e390a" style:font-style-asian="italic" style:font-weight-asian="normal" style:font-style-complex="italic" style:font-weight-complex="normal"/>
    </style:style>
    <style:style style:name="T184" style:family="text">
      <style:text-properties fo:font-style="italic" fo:font-weight="normal" officeooo:rsid="00a57d47" style:font-style-asian="italic" style:font-weight-asian="normal" style:font-style-complex="italic" style:font-weight-complex="normal"/>
    </style:style>
    <style:style style:name="T185" style:family="text">
      <style:text-properties fo:font-style="italic" fo:font-weight="normal" officeooo:rsid="00a709f8" style:font-style-asian="italic" style:font-weight-asian="normal" style:font-style-complex="italic" style:font-weight-complex="normal"/>
    </style:style>
    <style:style style:name="T186" style:family="text">
      <style:text-properties fo:font-style="italic" fo:font-weight="normal" officeooo:rsid="00a8f0ca" style:font-style-asian="italic" style:font-weight-asian="normal" style:font-style-complex="italic" style:font-weight-complex="normal"/>
    </style:style>
    <style:style style:name="T187" style:family="text">
      <style:text-properties fo:font-style="italic" fo:font-weight="normal" officeooo:rsid="00afa095" style:font-style-asian="italic" style:font-weight-asian="normal" style:font-style-complex="italic" style:font-weight-complex="normal"/>
    </style:style>
    <style:style style:name="T188" style:family="text">
      <style:text-properties fo:font-style="italic" fo:font-weight="normal" officeooo:rsid="00b067bf" style:font-style-asian="italic" style:font-weight-asian="normal" style:font-style-complex="italic" style:font-weight-complex="normal"/>
    </style:style>
    <style:style style:name="T189" style:family="text">
      <style:text-properties fo:font-style="italic" fo:font-weight="normal" officeooo:rsid="00b54865" style:font-style-asian="italic" style:font-weight-asian="normal" style:font-style-complex="italic" style:font-weight-complex="normal"/>
    </style:style>
    <style:style style:name="T190" style:family="text">
      <style:text-properties fo:font-style="italic" officeooo:rsid="00814aac" style:font-style-asian="italic" style:font-style-complex="italic"/>
    </style:style>
    <style:style style:name="T191" style:family="text">
      <style:text-properties fo:font-weight="bold" style:font-weight-asian="bold" style:font-weight-complex="bold"/>
    </style:style>
    <style:style style:name="T192" style:family="text">
      <style:text-properties fo:font-weight="bold" officeooo:rsid="002940a4" style:font-weight-asian="bold" style:font-weight-complex="bold"/>
    </style:style>
    <style:style style:name="T193" style:family="text">
      <style:text-properties fo:font-weight="normal" officeooo:rsid="002940a4" style:font-weight-asian="normal" style:font-weight-complex="normal"/>
    </style:style>
    <style:style style:name="T194" style:family="text">
      <style:text-properties fo:font-weight="normal" officeooo:rsid="005dc1db" style:font-weight-asian="normal" style:font-weight-complex="normal"/>
    </style:style>
    <style:style style:name="T195" style:family="text">
      <style:text-properties fo:font-weight="normal" officeooo:rsid="00796088" style:font-weight-asian="normal" style:font-weight-complex="normal"/>
    </style:style>
    <style:style style:name="T196" style:family="text">
      <style:text-properties style:text-position="sub 58%" fo:font-style="normal" fo:font-weight="normal" officeooo:rsid="003fa64d" style:font-style-asian="normal" style:font-weight-asian="normal" style:font-style-complex="normal" style:font-weight-complex="normal"/>
    </style:style>
    <style:style style:name="T197" style:family="text">
      <style:text-properties style:text-position="super 58%" fo:font-style="normal" fo:font-weight="normal" style:font-style-asian="normal" style:font-weight-asian="normal" style:font-style-complex="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25">Supervised learning</text:span><text:span text:style-name="T11">: Data has a target variable, can be regress or class. Loss includes cross-ent, mse. </text:span><text:span text:style-name="T191">Datapreproces</text:span>: 1.Bus understand, 2.Data understand(refer to 1 for cohe,3.Data prep,4.Modeling(refer to 3 for cohes),5.Eval, return to 1 if need, 6. Deployment. <text:span text:style-name="T192">Data clean: </text:span><text:span text:style-name="T193">noise, dirty, inconsistent, incomplete, duplicate, merging issue. </text:span><text:span text:style-name="T194">Ensures data ready for model, </text:span><text:span text:style-name="T195">GIGO</text:span><text:span text:style-name="T194">, elim human err. </text:span><text:span text:style-name="T192">Missing: </text:span><text:span text:style-name="T193">non-applic</text:span><text:span text:style-name="T195">able</text:span><text:span text:style-name="T193">, not disclosed, error when merging. </text:span><text:span text:style-name="T149">Delete</text:span><text:span text:style-name="T12"> when too many missing, </text:span><text:span text:style-name="T149">replace</text:span><text:span text:style-name="T12"> otherwise </text:span><text:span text:style-name="T13">(median, mode). </text:span><text:span text:style-name="T150">Outliers</text:span><text:span text:style-name="T13"> can be </text:span><text:span text:style-name="T150">out of distrib</text:span><text:span text:style-name="T13"> from sample size(remove, make note), or input error(treat as null). </text:span><text:span text:style-name="T151">Invalid outlier: </text:span><text:span text:style-name="T14">treat as missing (keep, del, repl), </text:span><text:span text:style-name="T165">V</text:span><text:span text:style-name="T151">alid outlier</text:span><text:span text:style-name="T14">: truncate(replace </text:span><text:span text:style-name="T16">outside</text:span><text:span text:style-name="T14"> </text:span><text:span text:style-name="T15">±3 </text:span><text:span text:style-name="T14">z-score</text:span><text:span text:style-name="T47">s</text:span><text:span text:style-name="T14"> with </text:span><text:span text:style-name="T15">mean±3sd,</text:span><text:span text:style-name="T16">or with median </text:span><text:span text:style-name="T15">±3s</text:span><text:span text:style-name="T16">d, </text:span><text:span text:style-name="T73">or by IQR, or sigmoid(logit)</text:span><text:span text:style-name="T53">)</text:span><text:span text:style-name="T16">. </text:span><text:span text:style-name="T126">MLE:</text:span><text:span text:style-name="T17">uses any distrib, asymptot unbiased, efficient, normally distributed towards inf, </text:span><text:span text:style-name="T48">func invariance </text:span><text:span text:style-name="T74">(est of resp = est of func)</text:span><text:span text:style-name="T17">. </text:span><text:span text:style-name="T162">Helps num est bc smalval, </text:span><text:span text:style-name="T166">assume sample + cases indepen</text:span><text:span text:style-name="T162">. </text:span><text:span text:style-name="T127">Logisreg: </text:span><text:span text:style-name="T18">logit= log(odds), </text:span><text:span text:style-name="T49">neg-effect when odds &lt; 1, pos-effect when odds &gt; 1.</text:span><text:span text:style-name="T18"> </text:span><text:span text:style-name="T128">Performmeasu: </text:span><text:span text:style-name="T19">mse, rmse, mae, mr</text:span><text:span text:style-name="T20">elative</text:span><text:span text:style-name="T19">e</text:span><text:span text:style-name="T73">rr </text:span><text:span text:style-name="T19">(mae/|y|).</text:span><text:span text:style-name="T153"> </text:span><text:span text:style-name="T154">Others:</text:span><text:span text:style-name="T26"> sens, spec,AUC. </text:span><text:span text:style-name="T129">Divsets: </text:span><text:span text:style-name="T21">train, valid, </text:span><text:span text:style-name="T22">test</text:span><text:span text:style-name="T25">(30%)</text:span><text:span text:style-name="T22">. </text:span><text:span text:style-name="T26">Strat=same distro b/t train,test set</text:span><text:span text:style-name="T22"> </text:span><text:span text:style-name="T152">Misuse test: </text:span><text:span text:style-name="T22">leak to training, rep missing with train median, </text:span><text:span text:style-name="T23">never select variables or hyperparam. </text:span><text:span text:style-name="T130">Condit err</text:span><text:span text:style-name="T23">(test err for current model) vs </text:span><text:span text:style-name="T130">exp test err</text:span><text:span text:style-name="T23">(test err for model type). </text:span><text:span text:style-name="T131">Bias-var:</text:span><text:span text:style-name="T24"> complex-&gt;bias0, highvar. </text:span><text:span text:style-name="T132">N-fo</text:span><text:span text:style-name="T133">ld</text:span><text:span text:style-name="T132">CV: </text:span><text:span text:style-name="T26">train on N-1, test on 1, rep N times. </text:span><text:span text:style-name="T27">Cverror over train set to est hyppar. </text:span><text:span text:style-name="T135">Splitting: </text:span><text:span text:style-name="T71">OoSamp: test is diff from train but on same type.</text:span><text:span text:style-name="T73">o.o.o</text:span><text:span text:style-name="T71">, Ootime: test later than train...</text:span><text:span text:style-name="T73">ooo</text:span><text:span text:style-name="T71">, OoUni: test not related to train, not same area inhabited;;;;. </text:span><text:span text:style-name="T134">A</text:span><text:span text:style-name="T136">UC multclass: </text:span><text:span text:style-name="T72">M1. n diff ROC, 1 for each class, calc overall AUC as weighted avg. M2. </text:span><text:span text:style-name="T196">n</text:span><text:span text:style-name="T72">C</text:span><text:span text:style-name="T196">2</text:span><text:span text:style-name="T72"> AUC, take avg. </text:span><text:span text:style-name="T137">Conf</text:span><text:span text:style-name="T135">u</text:span><text:span text:style-name="T137">mat: </text:span><text:span text:style-name="T56">acc = true/all, err = false/all, sens = TP/(TP+FN), spec = TN/(TN+FP). </text:span><text:span text:style-name="T138">Estim</text:span><text:span text:style-name="T28">: param =charac of pop </text:span><text:span text:style-name="T64">&amp; relation b/t input and output variab</text:span><text:span text:style-name="T28">, stat=summ of dataset, stats are used to estim param of distro of RV. </text:span><text:span text:style-name="T29">Estimand=param of interest, estimator=function to estimate. </text:span><text:span text:style-name="T155">Sampling distro=</text:span><text:span text:style-name="T30">distro of estimator. </text:span><text:span text:style-name="T139">Pred: </text:span><text:span text:style-name="T51">noise + uncert in mod param, </text:span><text:span text:style-name="T55">bias-variance, irreduc error</text:span><text:span text:style-name="T51">. </text:span><text:span text:style-name="T140">CLT: </text:span><text:span text:style-name="T31">RVs with finite va</text:span><text:span text:style-name="T73">r</text:span><text:span text:style-name="T31">, large </text:span><text:span text:style-name="T156">n: </text:span><text:span text:style-name="T31">mean converges to N</text:span><text:span text:style-name="T50">orm</text:span><text:span text:style-name="T31">(mu, sig</text:span><text:span text:style-name="T32">_xbar</text:span><text:span text:style-name="T31">). </text:span><text:span text:style-name="T157">sig_xbar = sig_x/sqrt(n). </text:span><text:span text:style-name="T141">CI’s</text:span><text:span text:style-name="T33"> won’t work with AUC (ranked measure), but work with normally distributed measures (mean, median, </text:span><text:span text:style-name="T73">var</text:span><text:span text:style-name="T75">[chi]</text:span><text:span text:style-name="T33">). </text:span><text:span text:style-name="T142">Bootstrap: </text:span><text:span text:style-name="T34">resample from training set with replacement, calculate delta_i=theta (minus) theta_i for each set. Theta is a stat from the original sample, theta_i is from bootstrapped samples. </text:span><text:span text:style-name="T70">Center over test set performance. </text:span><text:span text:style-name="T158">Does not make assumptions of distribution, CI’s asymp correct, </text:span><text:span text:style-name="T35">unstable w/ small </text:span><text:span text:style-name="T158">n</text:span><text:span text:style-name="T35">, computed slow </text:span><text:span text:style-name="T36">(</text:span><text:span text:style-name="T73">irl </text:span><text:span text:style-name="T36">usually use 10x10 CV </text:span><text:span text:style-name="T57">instead</text:span><text:span text:style-name="T36">), </text:span><text:span text:style-name="T57">only for uncert of param.</text:span><text:span text:style-name="T35"> </text:span><text:span text:style-name="T143">Tabular data: </text:span><text:span text:style-name="T37">linear mem model. </text:span><text:span text:style-name="T143">Data orientation: </text:span><text:span text:style-name="T159">Row: </text:span><text:span text:style-name="T38">For operat database, |c1|c2|c3|c1..., rand access(easy access to rows), easy modification </text:span><text:span text:style-name="T39">to rows</text:span><text:span text:style-name="T38">, searching a row is easy, values in the same row are close in space. </text:span><text:span text:style-name="T160">Column: </text:span><text:span text:style-name="T39">for analytics, |c1|c1|c1|c2|c2..., (single instruct, mult data ops are efficient), modifying columns faster, </text:span><text:span text:style-name="T40">uncompressed data less mem, compres data less mem – 3-4x less data, up to 100x process speed. </text:span><text:span text:style-name="T144">Feature selection: </text:span><text:span text:style-name="T41">subset select, shrinkage, dimension reduction. </text:span><text:span text:style-name="T145">Exhaustive : </text:span><text:span text:style-name="T58">goes through all possible, computationally heavy. </text:span><text:span text:style-name="T146">Sequential select: </text:span><text:span text:style-name="T42">forward, step</text:span><text:span text:style-name="T43">(decide b/t add or lose each step)</text:span><text:span text:style-name="T42">, backward. (greedy search, not optimal solution, </text:span><text:span text:style-name="T59">can disagree with each other</text:span><text:span text:style-name="T42">).</text:span><text:span text:style-name="T163"> </text:span><text:span text:style-name="T164">Loss evaluation:</text:span><text:span text:style-name="T59"> logL, AUC, accuracy.</text:span><text:span text:style-name="T42"> </text:span><text:span text:style-name="T125">Regularization</text:span><text:span text:style-name="T11">: </text:span><text:span text:style-name="T41">|L</text:span><text:span text:style-name="T11">ASSO|, Ridge</text:span><text:span text:style-name="T197">2</text:span><text:span text:style-name="T11">, ElasticNet (Combo of both). </text:span><text:span text:style-name="T148">Lambda</text:span><text:span text:style-name="T11"> is a hyperparameter set to define the configurable part of a model’s learning process, </text:span><text:span text:style-name="T44">your choice, must be tuned using CV, </text:span><text:span text:style-name="T60">(</text:span><text:span text:style-name="T46">as lambda gets larger, variance decreases, bias increases</text:span><text:span text:style-name="T60">)</text:span><text:span text:style-name="T44">. </text:span><text:span text:style-name="T161">Ridge: </text:span><text:span text:style-name="T45">must normalize variables, rarely to 0, eliminates correlations, </text:span><text:span text:style-name="T46">cannot be used when more variables than samples, </text:span><text:span text:style-name="T61">better if many large param of sim value, variables can be correlated, </text:span><text:span text:style-name="T63">best when OLS has high var, only one model for each lambda</text:span><text:span text:style-name="T45">. </text:span><text:span text:style-name="T161">LASSO: </text:span><text:span text:style-name="T45">can put variables to 0, does not allow for correlation, more sensitive and difficult to optimize, must normalize variables, </text:span><text:span text:style-name="T46">can be used when more variables than samples, </text:span><text:span text:style-name="T62">better if small number of significant parameters</text:span><text:span text:style-name="T45">. </text:span><text:span text:style-name="T147">Pipeline steps: </text:span><text:span text:style-name="T52">1. </text:span><text:span text:style-name="T53">packages, load data, </text:span><text:span text:style-name="T65">drop irrelevant data</text:span><text:span text:style-name="T53">. 2. Split data. 3. clean data </text:span><text:span text:style-name="T67">of bad input</text:span><text:span text:style-name="T53"> </text:span><text:span text:style-name="T66">(replace </text:span><text:span text:style-name="T68">random invalid </text:span><text:span text:style-name="T66">outliers with null)</text:span><text:span text:style-name="T53">. 4. </text:span><text:span text:style-name="T67">clean valid outliers: </text:span><text:span text:style-name="T68">[</text:span><text:span text:style-name="T54">(</text:span><text:span text:style-name="T53">truncate by z-scores, IQR, or sigmoid transform), </text:span><text:span text:style-name="T54">(apply median of train to test </text:span><text:span text:style-name="T55">null/missing</text:span><text:span text:style-name="T54">)</text:span><text:span text:style-name="T68">]</text:span><text:span text:style-name="T53"> 5. </text:span><text:span text:style-name="T68">Scale features. 6. train model, find hyperparam using CV, tune elasticnet using CV for ratio. 7. generate predictions and probabilities, calculate test set performance. For classification, use AUC, for regression use MSE. </text:span><text:span text:style-name="T69">8. Evaluate model performance using bootstrap centred over test set performance.</text:span></text:p>
      <text:p text:style-name="P2"><text:span text:style-name="T2">T</text:span><text:span text:style-name="T1">re</text:span><text:span text:style-name="T3">e</text:span><text:span text:style-name="T1">s: </text:span><text:span text:style-name="T190">Pros:</text:span><text:span text:style-name="T76"> flexib, non-param, invariant to scale/categ,interpretab </text:span><text:span text:style-name="T190">Cons: </text:span><text:span text:style-name="T76">overfit(CV to avoid), nosmooth. </text:span><text:span text:style-name="T167">Bag: </text:span><text:span text:style-name="T77">1. Bootstr </text:span><text:span text:style-name="T78">a. Split on feat shown 2. each tree has own elem, 3. average all tree. </text:span><text:span text:style-name="T79">Reduce var for good pred, vec of prop of B trees for each class. </text:span><text:span text:style-name="T80">All trees are correlated. </text:span><text:span text:style-name="T168">RF: </text:span><text:span text:style-name="T81">each spl rand subset. </text:span><text:span text:style-name="T82">Reduc correl, low bias:var, importance scores, </text:span><text:span text:style-name="T83">resist to overfit (exc small data), no hyperparam, no standardization. OutOBag: not included in bootstr data, training term if stable. </text:span><text:span text:style-name="T169">StochG</text:span><text:span text:style-name="T170">rad</text:span><text:span text:style-name="T169">Boost: </text:span><text:span text:style-name="T84">uses stump to guess, learn from stump before, limited learning for each tree. </text:span><text:span text:style-name="T170">Forward stage add model:</text:span><text:span text:style-name="T84"> </text:span><text:span text:style-name="T85">use basis func (weak learners) </text:span><text:span text:style-name="T86">to fit a flex learner</text:span><text:span text:style-name="T85">, updates parameters based on more basis func, </text:span><text:span text:style-name="T86">greedy. </text:span><text:span text:style-name="T171">Graddesc</text:span><text:span text:style-name="T86">: fits to steepest descent for reducing loss, to negative gradient values, can be smaller in size and data than rf, less efficient to train. </text:span><text:span text:style-name="T4">Explainability</text:span><text:span text:style-name="T87">: whitebox: show explan of patterns (trees, glms), blackbox: not show pattern (neuralnet, boost, rf) </text:span><text:span text:style-name="T172">Varimpplot: </text:span><text:span text:style-name="T88">stat impact of variables by Gini, not explanation of individual cases; </text:span><text:span text:style-name="T173">Shap</text:span><text:span text:style-name="T88">: sum(prop of marginal contribution of variable to subset/# variables in subset); </text:span><text:span text:style-name="T173">TreeSHAP: </text:span><text:span text:style-name="T88">subsets calculated directly over tree cuts, less computational, not for non-tree based, faster; locally additive, consistent/monotone (larger data is more important than small), missingness (if importance is 0 for all subsets, SHAP = 0). </text:span><text:span text:style-name="T5">Dimensionality reduction: </text:span><text:span text:style-name="T89">reduces noise w/ basis functions (lin indep). </text:span><text:span text:style-name="T174">PCA: </text:span><text:span text:style-name="T90">min var of obs samp, decreasing variation every PC, feature detection, vis of multidim vector, uncorrelated. </text:span><text:span text:style-name="T175">SVD: </text:span><text:span text:style-name="T91">isolates forces and noise that act on a function, </text:span><text:span text:style-name="T92">always exists. </text:span><text:span text:style-name="T176">SparsePCA</text:span><text:span text:style-name="T92">: lasso reg on either vector to increase interpretability, shrunk towards main axes, sparse PCs have zero loadings, equal or worse data compression. </text:span><text:span text:style-name="T176">LSA/</text:span><text:span text:style-name="T177">NNMF</text:span><text:span text:style-name="T92">: </text:span><text:span text:style-name="T93">uses SVD to reduce rows while containing structure of columns. Tf-idf scores show frequency of word divided by # of docs with the word, so ‘the’ has low tf-idf, constraint that weight &amp; data is only positive, auto clust, non-unique solutions. </text:span><text:span text:style-name="T6">Centering: </text:span><text:span text:style-name="T94">mean drives direction of first PC, when removed reflects direction with most variance. </text:span><text:span text:style-name="T6">Manifold: </text:span><text:span text:style-name="T94">locally euclidean space, </text:span><text:span text:style-name="T178">t-SNE: </text:span><text:span text:style-name="T94">def pdistro around each point, visualizes high-dimensions in 2 or 3 dim, preserves pairwise similarities &amp; distance, </text:span><text:span text:style-name="T96">uses </text:span><text:span text:style-name="T95">perplexity =how well the pdistro pred sample while influencing local neighbourhood size considered by t-SNE, does not scale well, cannot work on sparse data directly, not globally applicable, expensive in memory. </text:span><text:span text:style-name="T179">UMAP: </text:span><text:span text:style-name="T96">scales, works on sparse data, global, uses knn, locally euc non-linear, more efficient than t-SNE. </text:span><text:span text:style-name="T7">Clustering</text:span><text:span text:style-name="T96">: distance-based learning, must be normalized, PCs are linear combos of og &amp; mutually orthog. </text:span><text:span text:style-name="T180">K-</text:span><text:span text:style-name="T181">means: </text:span><text:span text:style-name="T97">randomly assign points to K clusters, calculate centroid, </text:span><text:span text:style-name="T98">reassign to nearest centroid. Avoid degen problem of two optimal solutions by setting a cap. </text:span><text:span text:style-name="T99">Choose K through elbow (sum of V(cluster) always smaller than V(data), </text:span><text:span text:style-name="T101">K where max curvature</text:span><text:span text:style-name="T100">) </text:span><text:span text:style-name="T101">or silhouette (how close points are to within-cluster vs nearest other cluster, </text:span><text:span text:style-name="T102">clusters should have similar length and widths with no negatives</text:span><text:span text:style-name="T101">). </text:span><text:span text:style-name="T182">Hierarchical cluster: </text:span><text:span text:style-name="T102">tree like on similarity, no natural way of classifying which cluster new points go. “</text:span><text:span text:style-name="T182">Agglomerative cluster”: </text:span><text:span text:style-name="T103">based on pairwise distance, combine points to form own cluster, then continue to merge clusters until only one remains, </text:span><text:span text:style-name="T105">complex to calculate</text:span><text:span text:style-name="T103">. </text:span><text:span text:style-name="T104">Linkages = (single: </text:span><text:span text:style-name="T105">minimum dist bt two points in clusters, complete: max dist bt two points in clusters, average: avg dist bt all points in clusters). </text:span><text:span text:style-name="T183">Spectral clustering: </text:span><text:span text:style-name="T105">searches clusters by pairing points, clusters are well defined, </text:span><text:span text:style-name="T106">uses eigenval to perform dimension reduc before clustering, </text:span><text:span text:style-name="T107">Laplacian matrix -&gt; L=D-W, W=adjacency mat, D=diagonal mat. </text:span><text:span text:style-name="T108">Eigengap heuristic can be used to determine number of ideal clusters, power and krylov methods to compute eigenvectors of sparse data. </text:span><text:span text:style-name="T8">Neural net</text:span><text:span text:style-name="T109">: </text:span><text:span text:style-name="T110">stores knowledge: input-hidden layer-output, transfer func collects outputs from layers and delivers to next layer. </text:span><text:span text:style-name="T184">Transfer func</text:span><text:span text:style-name="T111">: monotonic, maybe differentiable; needs capacity to learn, shapes neural net: </text:span><text:span text:style-name="T112">softmax = logistic to multinom, output of probability estimations, hyperbolic tangenet activation = </text:span><text:span text:style-name="T113">helps when activations both positive and negative, </text:span><text:span text:style-name="T114">ReLU = easy to calc, regularized at model level, flat to sloped. </text:span><text:span text:style-name="T185">Loss func</text:span><text:span text:style-name="T114">: </text:span><text:span text:style-name="T115">trained on stograddesc, can change learning rate to propagate backwards from an error. </text:span><text:span text:style-name="T186">Convolutional neurnet: </text:span><text:span text:style-name="T116">1 filter is a segment of an image (neuron in cnn), </text:span><text:span text:style-name="T117">convolut is dot product of two filter -&gt; </text:span><text:span text:style-name="T118">larger # = larger chance of match; </text:span><text:span text:style-name="T119">initial layers basic, deeper more complex, less useful for classic structured data, data like images, audio, time series. </text:span><text:span text:style-name="T187">Convolayer: </text:span><text:span text:style-name="T120">(padding: 0’s to trim of image to get filter to corners, stride: how much to move filter each time, pooling: layer that reduces noise by taking max or avg of groups of one image). </text:span><text:span text:style-name="T188">Inputlay: </text:span><text:span text:style-name="T121">work with tensors to generalize undefined dimensions (layers represented by a set of tensors of </text:span><text:soft-page-break/><text:span text:style-name="T121">some dimensions) ,</text:span><text:span text:style-name="T122"> we can use as many numbers as needed to preserve the unstructured info. 3D tensors use things like pixel height, width, channel (colours), and colour value as input. </text:span><text:span text:style-name="T9">Architectures: </text:span><text:span text:style-name="T122">trades avail data, prob compl, output, comput; </text:span><text:span text:style-name="T189">ZFNet: </text:span><text:span text:style-name="T122">convonen for 2d images, </text:span><text:span text:style-name="T189">VGG: </text:span><text:span text:style-name="T122">stacked 3x3 maps, converge to 3 dense layers, output softmax classif, hierarchical rep is best classify; </text:span><text:span text:style-name="T189">GoogLeNet: </text:span><text:span text:style-name="T122">serializes layers, put &gt;1 filter &amp; pools; </text:span><text:span text:style-name="T189">ResNet: </text:span><text:span text:style-name="T122">skip connect to avoid 0 gradient. </text:span><text:span text:style-name="T123">Dropout = setting some weights to 0 after dense/convol layers to control overfit. </text:span><text:span text:style-name="T10">LLMs</text:span><text:span text:style-name="T124">: </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Arial" fo:font-size="12pt" fo:language="en" fo:country="CA"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Arial" fo:font-size="12pt" fo:language="en" fo:country="CA"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hyphenation-ladder-count="no-limit" style:page-number="auto"/>
      <style:text-properties fo:hyphenate="tru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list-style-name="Numbering_20_123" style:list-level="1" style:class="text">
      <style:paragraph-properties fo:margin-top="0cm" fo:margin-bottom="0.247cm"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style:contextual-spacing="false" fo:text-indent="-0.635cm" style:auto-text-indent="false"/>
    </style:style>
    <style:style style:name="Note_20_taking_20_list" style:display-name="Note taking list" style:family="paragraph" style:parent-style-name="Text_20_body">
      <style:text-properties officeooo:rsid="001abfe0"/>
    </style:style>
    <style:style style:name="Numbering_20_Symbols" style:display-name="Numbering Symbols" style:family="text">
      <style:text-properties officeooo:rsid="001ffea9"/>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ne_20_numbering" style:display-name="Line numbering"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3" fo:column-gap="0.497cm">
          <style:column-sep style:width="0.009cm" style:color="#000000" style:height="100%" style:style="dashed"/>
          <style:column style:rel-width="21845*" fo:start-indent="0cm" fo:end-indent="0.248cm"/>
          <style:column style:rel-width="21845*" fo:start-indent="0.248cm" fo:end-indent="0.248cm"/>
          <style:column style:rel-width="21845*" fo:start-indent="0.248cm" fo:end-indent="0cm"/>
        </style:columns>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2-26T16:10:00.647000000</meta:creation-date>
    <meta:editing-duration>P1DT9H28M30S</meta:editing-duration>
    <meta:editing-cycles>43</meta:editing-cycles>
    <meta:generator>LibreOffice/7.5.2.2$Windows_X86_64 LibreOffice_project/53bb9681a964705cf672590721dbc85eb4d0c3a2</meta:generator>
    <dc:title>note taking</dc:title>
    <dc:date>2025-04-11T17:21:38.431000000</dc:date>
    <meta:print-date>2025-02-27T10:53:44.072000000</meta:print-date>
    <meta:document-statistic meta:table-count="0" meta:image-count="0" meta:object-count="0" meta:page-count="3" meta:paragraph-count="2" meta:word-count="1573" meta:character-count="10402" meta:non-whitespace-character-count="8829"/>
  </office:meta>
</office:document-meta>
</file>